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c9d" officeooo:paragraph-rsid="00083c9d"/>
    </style:style>
    <style:style style:name="P2" style:family="paragraph" style:parent-style-name="Standard">
      <style:text-properties officeooo:rsid="0009a791" officeooo:paragraph-rsid="0009a791"/>
    </style:style>
    <style:style style:name="P3" style:family="paragraph" style:parent-style-name="Standard">
      <style:text-properties fo:font-weight="bold" officeooo:rsid="0009a791" officeooo:paragraph-rsid="0009a791" style:font-weight-asian="bold" style:font-weight-complex="bold"/>
    </style:style>
    <style:style style:name="P4" style:family="paragraph" style:parent-style-name="Standard">
      <style:text-properties officeooo:rsid="000c4bc9" officeooo:paragraph-rsid="000c4bc9"/>
    </style:style>
    <style:style style:name="P5" style:family="paragraph" style:parent-style-name="Preformatted_20_Text">
      <style:text-properties officeooo:rsid="0009a791" officeooo:paragraph-rsid="0009a79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are per Windows usando MXE</text:p>
      <text:p text:style-name="P2"/>
      <text:p text:style-name="P3">Vai nella cartella del progetto qt5 e lancia i comandi:</text:p>
      <text:p text:style-name="P5">$ &lt;MXE directory&gt;/usr/i686-w64-mingw32.static/qt5/bin/qmake</text:p>
      <text:p text:style-name="P2">$ <text:s/>make</text:p>
      <text:p text:style-name="P2"/>
      <text:p text:style-name="P2">Troverai l’eseguibile in “<text:span text:style-name="T1">release</text:span><text:span text:style-name="T2">/my-program.exe”</text:span></text:p>
      <text:p text:style-name="P2"><text:span text:style-name="T2"/></text:p>
      <text:p text:style-name="P2"><text:span text:style-name="T2">Nel caso non sia trovato mxe dai il comando:</text:span></text:p>
      <text:p text:style-name="P2"><text:span text:style-name="T2">$ export PATH=&lt;mxe root&gt;/usr/bin:$PATH</text:span></text:p>
      <text:p text:style-name="P2"><text:span text:style-name="T2"/></text:p>
      <text:p text:style-name="P2"><text:span text:style-name="T2">Fonti:</text:span></text:p>
      <text:p text:style-name="P2"><text:a xlink:type="simple" xlink:href="https://blog.8bitbuddhism.com/2018/08/22/cross-compiling-windows-applications-with-mxe/" text:style-name="Internet_20_link" text:visited-style-name="Visited_20_Internet_20_Link"><text:span text:style-name="T2">https://blog.8bitbuddhism.com/2018/08/22/cross-compiling-windows-applications-with-mxe/</text:span></text:a></text:p>
      <text:p text:style-name="P2"><text:a xlink:type="simple" xlink:href="https://forum.qt.io/topic/84195/building-qt-5-on-linux-for-windows/2" text:style-name="Internet_20_link" text:visited-style-name="Visited_20_Internet_20_Link"><text:span text:style-name="T2">https://forum.qt.io/topic/84195/building-qt-5-on-linux-for-windows/2</text:span></text:a></text:p>
      <text:p text:style-name="P2"><text:span text:style-name="T2"/></text:p>
      <text:p text:style-name="P2"><text:span text:style-name="T2">Compilare per linux:</text:span></text:p>
      <text:p text:style-name="P4"><text:span text:style-name="T2">Su Qt Creator imposta la modalità release, e fai build. Nella cartella del progetto, all’interno della cartella dedicata alla release sarà generato l’eseguibile per linu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7:46:19.066809008</meta:creation-date>
    <dc:date>2019-06-30T18:12:18.876981462</dc:date>
    <meta:editing-duration>PT16M47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1" meta:paragraph-count="12" meta:word-count="68" meta:character-count="636" meta:non-whitespace-character-count="579"/>
  </office:meta>
</office:document-meta>
</file>